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E000000D2E70CD318.png" manifest:media-type="image/png"/>
  <manifest:file-entry manifest:full-path="Pictures/10000001000004B1000001AF5C2F648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498b" officeooo:paragraph-rsid="0003498b"/>
    </style:style>
    <style:style style:name="P2" style:family="paragraph" style:parent-style-name="Heading_20_2">
      <style:paragraph-properties fo:break-before="page"/>
      <style:text-properties officeooo:rsid="0003498b" officeooo:paragraph-rsid="0003498b"/>
    </style:style>
    <style:style style:name="P3" style:family="paragraph" style:parent-style-name="Text_20_body">
      <style:text-properties officeooo:paragraph-rsid="0003498b"/>
    </style:style>
    <style:style style:name="P4" style:family="paragraph" style:parent-style-name="Text_20_body">
      <style:paragraph-properties fo:text-align="center" style:justify-single-word="false"/>
      <style:text-properties officeooo:paragraph-rsid="0003498b"/>
    </style:style>
    <style:style style:name="P5" style:family="paragraph" style:parent-style-name="Text_20_body">
      <style:text-properties officeooo:rsid="0003498b" officeooo:paragraph-rsid="0003498b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Ceiling Light</text:p>
      <text:p text:style-name="Standard"/>
      <text:p text:style-name="Standard"><text:a xlink:type="simple" xlink:href="https://amzn.eu/d/hiAGEYF" text:style-name="Internet_20_link" text:visited-style-name="Visited_20_Internet_20_Link">https://amzn.eu/d/hiAGEYF</text:a> </text:p>
      <text:p text:style-name="Standard"><draw:frame draw:style-name="fr1" draw:name="Immagine1" text:anchor-type="as-char" svg:width="17cm" svg:height="6.1cm" draw:z-index="0"><draw:image xlink:href="Pictures/10000001000004B1000001AF5C2F6485.png" xlink:type="simple" xlink:show="embed" xlink:actuate="onLoad" draw:mime-type="image/png"/></draw:frame></text:p>
      <text:p text:style-name="Standard"/>
      <text:p text:style-name="Standard"/>
      <text:p text:style-name="Standard"/>
      <text:h text:style-name="P2" text:outline-level="2">Size</text:h>
      <text:p text:style-name="P3"/>
      <text:p text:style-name="P4"><draw:frame draw:style-name="fr2" draw:name="Immagine2" text:anchor-type="as-char" svg:width="10.109cm" svg:height="5.556cm" draw:z-index="1"><draw:image xlink:href="Pictures/100000010000017E000000D2E70CD318.png" xlink:type="simple" xlink:show="embed" xlink:actuate="onLoad" draw:mime-type="image/png"/></draw:frame></text:p>
      <text:p text:style-name="P3"/>
      <text:p text:style-name="P5">Diameter: 75 mm</text:p>
      <text:p text:style-name="P5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5T14:49:36.603000000</meta:creation-date>
    <dc:date>2025-01-05T14:51:57.033000000</dc:date>
    <meta:editing-duration>PT2M22S</meta:editing-duration>
    <meta:editing-cycles>1</meta:editing-cycles>
    <meta:document-statistic meta:table-count="0" meta:image-count="2" meta:object-count="0" meta:page-count="2" meta:paragraph-count="6" meta:word-count="7" meta:character-count="58" meta:non-whitespace-character-count="54"/>
    <meta:generator>LibreOffice/24.8.3.2$Windows_X86_64 LibreOffice_project/48a6bac9e7e268aeb4c3483fcf825c94556d9f92</meta:generator>
  </office:meta>
</office:document-meta>
</file>